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rsid="000ddcdb" officeooo:paragraph-rsid="000ddcdb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0ddcdb" officeooo:paragraph-rsid="000ddcdb"/>
    </style:style>
    <style:style style:name="P4" style:family="paragraph" style:parent-style-name="Standard">
      <style:paragraph-properties fo:text-align="end" style:justify-single-word="false"/>
      <style:text-properties style:font-name="Liberation Sans" officeooo:rsid="000ddcdb" officeooo:paragraph-rsid="000ddcdb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ddcdb" officeooo:paragraph-rsid="0013d03e"/>
    </style:style>
    <style:style style:name="P6" style:family="paragraph" style:parent-style-name="Standard">
      <style:text-properties style:font-name="Liberation Sans" officeooo:rsid="000ddcdb" officeooo:paragraph-rsid="000f321b"/>
    </style:style>
    <style:style style:name="P7" style:family="paragraph" style:parent-style-name="Standard" style:list-style-name="L2">
      <style:text-properties style:font-name="Liberation Sans" officeooo:paragraph-rsid="000ddcdb"/>
    </style:style>
    <style:style style:name="P8" style:family="paragraph" style:parent-style-name="Standard">
      <style:text-properties style:font-name="Liberation Sans" officeooo:paragraph-rsid="000ddcdb"/>
    </style:style>
    <style:style style:name="P9" style:family="paragraph" style:parent-style-name="Standard" style:list-style-name="L3">
      <style:text-properties style:font-name="Liberation Sans" officeooo:paragraph-rsid="000ddcdb"/>
    </style:style>
    <style:style style:name="P10" style:family="paragraph" style:parent-style-name="Standard">
      <style:text-properties style:font-name="Liberation Sans" officeooo:rsid="000f321b" officeooo:paragraph-rsid="000f321b"/>
    </style:style>
    <style:style style:name="P11" style:family="paragraph" style:parent-style-name="Standard">
      <style:paragraph-properties fo:text-align="start" style:justify-single-word="false"/>
      <style:text-properties style:font-name="Liberation Sans" officeooo:rsid="000f321b" officeooo:paragraph-rsid="000f321b"/>
    </style:style>
    <style:style style:name="P12" style:family="paragraph" style:parent-style-name="Standard">
      <style:text-properties style:font-name="Liberation Sans" officeooo:rsid="0011d779" officeooo:paragraph-rsid="0011d779"/>
    </style:style>
    <style:style style:name="P13" style:family="paragraph" style:parent-style-name="Standard">
      <style:paragraph-properties fo:text-align="start" style:justify-single-word="false"/>
      <style:text-properties fo:color="#0047ff" style:font-name="Liberation Sans" officeooo:rsid="000f321b" officeooo:paragraph-rsid="000f321b" fo:background-color="#ff3333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Liberation Sans" officeooo:rsid="000ddcdb" officeooo:paragraph-rsid="000ddcdb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Liberation Sans" officeooo:rsid="000ddcdb" officeooo:paragraph-rsid="000ddcdb"/>
    </style:style>
    <style:style style:name="P16" style:family="paragraph" style:parent-style-name="Standard">
      <style:paragraph-properties fo:text-align="start" style:justify-single-word="false" fo:background-color="#e6e64c">
        <style:background-image/>
      </style:paragraph-properties>
      <style:text-properties fo:color="#008000" style:font-name="Liberation Sans" officeooo:rsid="000f321b" officeooo:paragraph-rsid="000f321b"/>
    </style:style>
    <style:style style:name="P17" style:family="paragraph" style:parent-style-name="Heading_20_1">
      <style:text-properties style:font-name="Liberation Sans"/>
    </style:style>
    <style:style style:name="T1" style:family="text">
      <style:text-properties officeooo:rsid="000ddcdb"/>
    </style:style>
    <style:style style:name="T2" style:family="text">
      <style:text-properties style:font-name="Bitstream Vera Serif"/>
    </style:style>
    <style:style style:name="T3" style:family="text">
      <style:text-properties style:font-name="Bitstream Vera Seri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0f321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13d03e"/>
    </style:style>
    <style:style style:name="T10" style:family="text">
      <style:text-properties style:font-size-asian="16pt" style:font-size-complex="16pt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
Documatic T
<text:span text:style-name="T1">
est
</text:span>
</text:h>
      <text:p text:style-name="P1"/>
      <text:p text:style-name="P1">
This is a t
<text:span text:style-name="T1">
est
</text:span>
<text:s/>
of how Documatic can be used to render 
<text:span text:style-name="T1">
data in
</text:span>
 OpenDocument text.
</text:p>
      <text:p text:style-name="P1"/>
      <text:p text:style-name="P6">
Here are 
Text-from-Ruby
 = Text-fr
<text:span text:style-name="T5">
o
</text:span>
m-Ruby. 
</text:p>
      <text:p text:style-name="P10">
Used in single/double quote: '
Text-from-Ruby
', “
Text-from-Ruby
”, 
<text:s/>
"
Text-from-Ruby
", «
Text-from-Ruby
».
</text:p>
      <text:p text:style-name="P6">
Now let's use some formatting.
</text:p>
      <text:p text:style-name="P12">
<text:span text:style-name="T6">
Bold for 
</text:span>
<text:span text:style-name="Ruby_20_Value">
<text:span text:style-name="T6">
data.first
</text:span>
</text:span>
<text:span text:style-name="T6">
,
</text:span>
<text:span text:style-name="T7">
italic for 
</text:span>
<text:span text:style-name="Ruby_20_Value">
<text:span text:style-name="T7">
data.first
</text:span>
</text:span>
<text:span text:style-name="T7">
,
</text:span>
<text:span text:style-name="T8">
underline for 
Text-from-Ruby</text:span>

<text:span text:style-name="T8">
.
</text:span>
</text:p>
      <text:h text:style-name="Heading_20_1" text:outline-level="1">
Header for 
Text-from-Ruby
</text:h>
      <text:p text:style-name="P2">
Left aligned 
Text-from-Ruby
</text:p>
      <text:p text:style-name="P3">
Center aligned 
Text-from-Ruby
</text:p>
      <text:p text:style-name="P4">
Right aligned 
Text-from-Ruby
</text:p>
      <text:p text:style-name="P13">
Text and character backgroud color for 
Text-from-Ruby
</text:p>
      <text:p text:style-name="P16">
Text and background color for 
Text-from-Ruby
</text:p>
      <text:p text:style-name="P11"/>
      <text:p text:style-name="P5">
Justified alignment 
<text:span text:style-name="T9">
for
Text-from-Ruby</text:span>

, again justified 
<text:span text:style-name="T9">
for
</text:span>
 alignment 
Text-from-Ruby
, more justified alignment 
<text:span text:style-name="T9">
for
Text-from-Ruby</text:span>

, once more justified alignment 
<text:span text:style-name="T9">
for
Text-from-Ruby</text:span>

, even more justified alignment 
<text:span text:style-name="T9">
for
Text-from-Ruby</text:span>

, more and more justified 
<text:span text:style-name="T9">
for
</text:span>
 alignment 
Text-from-Ruby
, enough 
<text:s/>
justified alignment 
<text:span text:style-name="T9">
for
Text-from-Ruby</text:span>

.
</text:p>
      <text:p text:style-name="P1"/>
      <text:p text:style-name="P2">
<text:span text:style-name="T2">
Now changing font for 
Text-from-Ruby</text:span>

<text:span text:style-name="T2">
,
</text:span>
<text:span text:style-name="T4">
font height for 
</text:span>
<text:span text:style-name="Ruby_20_Value">
<text:span text:style-name="T10">
data.first
</text:span>
</text:span>
<text:span text:style-name="T4">
,
</text:span>
<text:span text:style-name="T3">
both for 
</text:span>
<text:span text:style-name="Ruby_20_Value">
<text:span text:style-name="T10">
data.first
</text:span>
</text:span>
.
</text:p>
      <text:p text:style-name="P2"/>
      <text:list xml:id="list9222278415702095707" text:style-name="L2">
        <text:list-item>
          <text:p text:style-name="P7">
<text:span text:style-name="T1">
An ordered list with 
</text:span>
<text:span text:style-name="Ruby_20_Value">
<text:span text:style-name="T1">
data.first
</text:span>
</text:span>
<text:span text:style-name="T1">
;
</text:span>
</text:p>
        </text:list-item>
        <text:list-item>
          <text:p text:style-name="P7">
<text:span text:style-name="T1">
An ordered list with 
</text:span>
<text:span text:style-name="Ruby_20_Value">
<text:span text:style-name="T1">
data.first
</text:span>
</text:span>
<text:span text:style-name="T1">
;
</text:span>
</text:p>
        </text:list-item>
        <text:list-item>
          <text:p text:style-name="P7">
<text:span text:style-name="T1">
An ordered list with 
</text:span>
<text:span text:style-name="Ruby_20_Value">
<text:span text:style-name="T1">
data.first
</text:span>
</text:span>
<text:span text:style-name="T1">
;
</text:span>
</text:p>
        </text:list-item>
      </text:list>
      <text:p text:style-name="P8"/>
      <text:list xml:id="list1862345612215199836" text:style-name="L3">
        <text:list-item>
          <text:p text:style-name="P9">
<text:span text:style-name="T1">
An undered list with 
</text:span>
<text:span text:style-name="Ruby_20_Value">
<text:span text:style-name="T1">
data.first
</text:span>
</text:span>
<text:span text:style-name="T1">
;
</text:span>
</text:p>
        </text:list-item>
        <text:list-item>
          <text:p text:style-name="P9">
<text:span text:style-name="T1">
An undered list with 
</text:span>
<text:span text:style-name="Ruby_20_Value">
<text:span text:style-name="T1">
data.first
</text:span>
</text:span>
<text:span text:style-name="T1">
;
</text:span>
</text:p>
        </text:list-item>
        <text:list-item>
          <text:p text:style-name="P9">
<text:span text:style-name="T1">
An undered list with 
</text:span>
<text:span text:style-name="Ruby_20_Value">
<text:span text:style-name="T1">
data.first
</text:span>
</text:span>
<text:span text:style-name="T1">
;
</text:span>
</text:p>
        </text:list-item>
      </text:list>
      <text:p text:style-name="P1"/>
      <text:p text:style-name="P15">
More margins: 
Text-from-Ruby
</text:p>
      <text:p text:style-name="P14">
Less margins: 
Text-from-Ruby
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family="'Courier New'" style:font-style-name="Regular" style:font-family-generic="modern" style:font-pitch="fixed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Ruby_20_Literal" style:display-name="Ruby Literal" style:family="text" style:parent-style-name="Ruby_20_Code">
      <style:text-properties fo:color="#3deb3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
Documatic Tutorial
<text:tab/>
<text:page-number text:select-page="current">
1
</text:page-number>
 of 
<text:page-count>
1
</text:page-count>
<text:tab/>

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 LibreOffice_project/420m0$Build-1</meta:generator>
    <meta:initial-creator>david</meta:initial-creator>
    <meta:creation-date>2007-06-15T00:05:44</meta:creation-date>
    <dc:date>2014-05-01T21:04:49.220234277</dc:date>
    <dc:language>en-AU</dc:language>
    <meta:editing-cycles>13</meta:editing-cycles>
    <meta:editing-duration>PT27M53S</meta:editing-duration>
    <meta:document-statistic meta:table-count="0" meta:image-count="0" meta:object-count="0" meta:page-count="1" meta:paragraph-count="23" meta:word-count="168" meta:character-count="1168" meta:non-whitespace-character-count="1025"/>
    <meta:user-defined meta:name="Info 1"/>
    <meta:user-defined meta:name="Info 2"/>
    <meta:user-defined meta:name="Info 3"/>
    <meta:user-defined meta:name="Info 4"/>
  </office:meta>
</office:document-meta>
</file>